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563in"/>
    </style:style>
    <style:style style:name="co2" style:family="table-column">
      <style:table-column-properties fo:break-before="auto" style:column-width="0.3291in"/>
    </style:style>
    <style:style style:name="co3" style:family="table-column">
      <style:table-column-properties fo:break-before="auto" style:column-width="0.5583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.8846in" svg:height="3.5303in" svg:x="5.587in" svg:y="0.187in">
            <draw:object draw:notify-on-update-of-ranges="Sheet1.A3:Sheet1.A12 Sheet1.B2:Sheet1.B2 Sheet1.B3:Sheet1.B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8256in" svg:height="3.4626in" svg:x="10.6677in" svg:y="0.0268in">
            <draw:object draw:notify-on-update-of-ranges="Sheet1.C3:Sheet1.C12 Sheet1.D2:Sheet1.D2 Sheet1.D3:Sheet1.D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.8799in" svg:height="3.3339in" svg:x="5.5591in" svg:y="3.8591in">
            <draw:object draw:notify-on-update-of-ranges="Sheet1.E3:Sheet1.E12 Sheet1.F2:Sheet1.F2 Sheet1.F3:Sheet1.F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4484in" svg:height="3.5429in" svg:x="9.8575in" svg:y="3.7339in">
            <draw:object draw:notify-on-update-of-ranges="Sheet1.C16:Sheet1.C20 Sheet1.D15:Sheet1.D15 Sheet1.D16:Sheet1.D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.4445in" svg:height="3.5429in" svg:x="4.6071in" svg:y="11.6154in">
            <draw:object draw:notify-on-update-of-ranges="Sheet1.C22:Sheet1.C27 Sheet1.D21:Sheet1.D21 Sheet1.D22:Sheet1.D2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4.4827in" svg:height="3.5429in" svg:x="0.1587in" svg:y="11.6461in">
            <draw:object draw:notify-on-update-of-ranges="Sheet1.G22:Sheet1.G26 Sheet1.H21:Sheet1.H21 Sheet1.H22:Sheet1.H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6" draw:style-name="gr1" draw:text-style-name="P1" svg:width="2.9398in" svg:height="3.5429in" svg:x="0.5551in" svg:y="3.6051in">
            <draw:object draw:notify-on-update-of-ranges="Sheet1.A21:Sheet1.A21 Sheet1.A22:Sheet1.A27 Sheet1.B21:Sheet1.B21 Sheet1.B22:Sheet1.B27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oints</text:p>
          </table:table-cell>
          <table:covered-table-cell office:value-type="string" calcext:value-type="string">
            <text:p>y</text:p>
          </table:covered-table-cell>
          <table:table-cell table:style-name="ce1" office:value-type="string" calcext:value-type="string" table:number-columns-spanned="2" table:number-rows-spanned="1">
            <text:p>Scale (2x)</text:p>
          </table:table-cell>
          <table:covered-table-cell/>
          <table:table-cell table:style-name="ce1" office:value-type="string" calcext:value-type="string" table:number-columns-spanned="2" table:number-rows-spanned="1">
            <text:p>Origin and Scale (2x)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3]*2" office:value-type="float" office:value="40" calcext:value-type="float">
            <text:p>40</text:p>
          </table:table-cell>
          <table:table-cell table:formula="of:=[.B3]*2" office:value-type="float" office:value="20" calcext:value-type="float">
            <text:p>20</text:p>
          </table:table-cell>
          <table:table-cell table:formula="of:=[.A3]" office:value-type="float" office:value="20" calcext:value-type="float">
            <text:p>20</text:p>
          </table:table-cell>
          <table:table-cell table:formula="of:=[.B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4]*2" office:value-type="float" office:value="80" calcext:value-type="float">
            <text:p>80</text:p>
          </table:table-cell>
          <table:table-cell table:formula="of:=[.B4]*2" office:value-type="float" office:value="60" calcext:value-type="float">
            <text:p>60</text:p>
          </table:table-cell>
          <table:table-cell table:formula="of:=(([.A4]-[.A$3])*2)+[.A$3]" office:value-type="float" office:value="60" calcext:value-type="float">
            <text:p>60</text:p>
          </table:table-cell>
          <table:table-cell table:formula="of:=(([.B4]-[.B$3])*2)+[.B$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A5]*2" office:value-type="float" office:value="40" calcext:value-type="float">
            <text:p>40</text:p>
          </table:table-cell>
          <table:table-cell table:formula="of:=[.B5]*2" office:value-type="float" office:value="100" calcext:value-type="float">
            <text:p>100</text:p>
          </table:table-cell>
          <table:table-cell table:formula="of:=(([.A5]-[.A$3])*2)+[.A$3]" office:value-type="float" office:value="20" calcext:value-type="float">
            <text:p>20</text:p>
          </table:table-cell>
          <table:table-cell table:formula="of:=(([.B5]-[.B$3])*2)+[.B$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formula="of:=[.A6]*2" office:value-type="float" office:value="100" calcext:value-type="float">
            <text:p>100</text:p>
          </table:table-cell>
          <table:table-cell table:formula="of:=[.B6]*2" office:value-type="float" office:value="140" calcext:value-type="float">
            <text:p>140</text:p>
          </table:table-cell>
          <table:table-cell table:formula="of:=(([.A6]-[.A$3])*2)+[.A$3]" office:value-type="float" office:value="80" calcext:value-type="float">
            <text:p>80</text:p>
          </table:table-cell>
          <table:table-cell table:formula="of:=(([.B6]-[.B$3])*2)+[.B$3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A7]*2" office:value-type="float" office:value="160" calcext:value-type="float">
            <text:p>160</text:p>
          </table:table-cell>
          <table:table-cell table:formula="of:=[.B7]*2" office:value-type="float" office:value="100" calcext:value-type="float">
            <text:p>100</text:p>
          </table:table-cell>
          <table:table-cell table:formula="of:=(([.A7]-[.A$3])*2)+[.A$3]" office:value-type="float" office:value="140" calcext:value-type="float">
            <text:p>140</text:p>
          </table:table-cell>
          <table:table-cell table:formula="of:=(([.B7]-[.B$3])*2)+[.B$3]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[.A8]*2" office:value-type="float" office:value="160" calcext:value-type="float">
            <text:p>160</text:p>
          </table:table-cell>
          <table:table-cell table:formula="of:=[.B8]*2" office:value-type="float" office:value="60" calcext:value-type="float">
            <text:p>60</text:p>
          </table:table-cell>
          <table:table-cell table:formula="of:=(([.A8]-[.A$3])*2)+[.A$3]" office:value-type="float" office:value="140" calcext:value-type="float">
            <text:p>140</text:p>
          </table:table-cell>
          <table:table-cell table:formula="of:=(([.B8]-[.B$3])*2)+[.B$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A9]*2" office:value-type="float" office:value="120" calcext:value-type="float">
            <text:p>120</text:p>
          </table:table-cell>
          <table:table-cell table:formula="of:=[.B9]*2" office:value-type="float" office:value="40" calcext:value-type="float">
            <text:p>40</text:p>
          </table:table-cell>
          <table:table-cell table:formula="of:=(([.A9]-[.A$3])*2)+[.A$3]" office:value-type="float" office:value="100" calcext:value-type="float">
            <text:p>100</text:p>
          </table:table-cell>
          <table:table-cell table:formula="of:=(([.B9]-[.B$3])*2)+[.B$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A10]*2" office:value-type="float" office:value="120" calcext:value-type="float">
            <text:p>120</text:p>
          </table:table-cell>
          <table:table-cell table:formula="of:=[.B10]*2" office:value-type="float" office:value="20" calcext:value-type="float">
            <text:p>20</text:p>
          </table:table-cell>
          <table:table-cell table:formula="of:=(([.A10]-[.A$3])*2)+[.A$3]" office:value-type="float" office:value="100" calcext:value-type="float">
            <text:p>100</text:p>
          </table:table-cell>
          <table:table-cell table:formula="of:=(([.B10]-[.B$3])*2)+[.B$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A11]*2" office:value-type="float" office:value="80" calcext:value-type="float">
            <text:p>80</text:p>
          </table:table-cell>
          <table:table-cell table:formula="of:=[.B11]*2" office:value-type="float" office:value="40" calcext:value-type="float">
            <text:p>40</text:p>
          </table:table-cell>
          <table:table-cell table:formula="of:=(([.A11]-[.A$3])*2)+[.A$3]" office:value-type="float" office:value="60" calcext:value-type="float">
            <text:p>60</text:p>
          </table:table-cell>
          <table:table-cell table:formula="of:=(([.B11]-[.B$3])*2)+[.B$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12]*2" office:value-type="float" office:value="40" calcext:value-type="float">
            <text:p>40</text:p>
          </table:table-cell>
          <table:table-cell table:formula="of:=[.B12]*2" office:value-type="float" office:value="20" calcext:value-type="float">
            <text:p>20</text:p>
          </table:table-cell>
          <table:table-cell table:formula="of:=(([.A12]-[.A$3])*2)+[.A$3]" office:value-type="float" office:value="20" calcext:value-type="float">
            <text:p>20</text:p>
          </table:table-cell>
          <table:table-cell table:formula="of:=(([.B12]-[.B$3])*2)+[.B$3]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(([.A16]-[.A$16])*2)+[.A$16]" office:value-type="float" office:value="-8" calcext:value-type="float">
            <text:p>-8</text:p>
          </table:table-cell>
          <table:table-cell table:formula="of:=(([.B16]-[.B$16])*2)+[.B$1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(([.A17]-[.A$16])*2)+[.A$16]" office:value-type="float" office:value="24" calcext:value-type="float">
            <text:p>24</text:p>
          </table:table-cell>
          <table:table-cell table:style-name="ce2" table:formula="of:=(([.B17]-[.B$16])*2)+[.B$1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table:formula="of:=(([.A18]-[.A$16])*2)+[.A$16]" office:value-type="float" office:value="24" calcext:value-type="float">
            <text:p>24</text:p>
          </table:table-cell>
          <table:table-cell table:style-name="ce2" table:formula="of:=(([.B18]-[.B$16])*2)+[.B$16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-8" calcext:value-type="float">
            <text:p>-8</text:p>
          </table:table-cell>
          <table:table-cell table:formula="of:=(([.A19]-[.A$16])*2)+[.A$16]" office:value-type="float" office:value="-8" calcext:value-type="float">
            <text:p>-8</text:p>
          </table:table-cell>
          <table:table-cell table:style-name="ce2" table:formula="of:=(([.B19]-[.B$16])*2)+[.B$16]"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table:formula="of:=(([.A20]-[.A$16])*2)+[.A$16]" office:value-type="float" office:value="-8" calcext:value-type="float">
            <text:p>-8</text:p>
          </table:table-cell>
          <table:table-cell table:formula="of:=(([.B20]-[.B$16])*2)+[.B$16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(([.A22]-[.A$22])*10)+[.A$22]" office:value-type="float" office:value="-4" calcext:value-type="float">
            <text:p>-4</text:p>
          </table:table-cell>
          <table:table-cell table:formula="of:=(([.B22]-[.B$22])*10)+[.B$22]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24+[.E22]" office:value-type="float" office:value="-24" calcext:value-type="float">
            <text:p>-24</text:p>
          </table:table-cell>
          <table:table-cell table:formula="of:=-94+[.F22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(([.A23]-[.A$22])*10)+[.A$22]" office:value-type="float" office:value="6" calcext:value-type="float">
            <text:p>6</text:p>
          </table:table-cell>
          <table:table-cell table:formula="of:=(([.B23]-[.B$22])*10)+[.B$22]"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-24+[.E23]" office:value-type="float" office:value="46" calcext:value-type="float">
            <text:p>46</text:p>
          </table:table-cell>
          <table:table-cell table:formula="of:=-94+[.F23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([.A24]-[.A$22])*10)+[.A$22]" office:value-type="float" office:value="46" calcext:value-type="float">
            <text:p>46</text:p>
          </table:table-cell>
          <table:table-cell table:formula="of:=(([.B24]-[.B$22])*10)+[.B$22]" office:value-type="float" office:value="-24" calcext:value-type="float">
            <text:p>-2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-24+[.E24]" office:value-type="float" office:value="46" calcext:value-type="float">
            <text:p>46</text:p>
          </table:table-cell>
          <table:table-cell table:formula="of:=-94+[.F24]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-4" calcext:value-type="float">
            <text:p>-4</text:p>
          </table:table-cell>
          <table:table-cell table:formula="of:=(([.A25]-[.A$22])*10)+[.A$22]" office:value-type="float" office:value="-4" calcext:value-type="float">
            <text:p>-4</text:p>
          </table:table-cell>
          <table:table-cell table:formula="of:=(([.B25]-[.B$22])*10)+[.B$22]" office:value-type="float" office:value="-94" calcext:value-type="float">
            <text:p>-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-24+[.E25]" office:value-type="float" office:value="-24" calcext:value-type="float">
            <text:p>-24</text:p>
          </table:table-cell>
          <table:table-cell table:formula="of:=-94+[.F25]" office:value-type="float" office:value="6" calcext:value-type="float">
            <text:p>6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formula="of:=(([.A26]-[.A$22])*10)+[.A$22]" office:value-type="float" office:value="-24" calcext:value-type="float">
            <text:p>-24</text:p>
          </table:table-cell>
          <table:table-cell table:formula="of:=(([.B26]-[.B$22])*10)+[.B$22]"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-24+[.E26]" office:value-type="float" office:value="-24" calcext:value-type="float">
            <text:p>-24</text:p>
          </table:table-cell>
          <table:table-cell table:formula="of:=-94+[.F26]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(([.A27]-[.A$22])*10)+[.A$22]" office:value-type="float" office:value="-4" calcext:value-type="float">
            <text:p>-4</text:p>
          </table:table-cell>
          <table:table-cell table:formula="of:=(([.B27]-[.B$22])*10)+[.B$22]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7:50:39.9999408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9:03:51.769004179</meta:creation-date>
    <dc:date>2015-02-24T18:01:14.880809948</dc:date>
    <meta:editing-duration>PT20H50M</meta:editing-duration>
    <meta:editing-cycles>3</meta:editing-cycles>
    <meta:generator>LibreOffice/4.3.3.2$Linux_X86_64 LibreOffice_project/430m0$Build-2</meta:generator>
    <meta:document-statistic meta:table-count="1" meta:cell-count="1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68cm" svg:height="8.968cm" xlink:href=".." xlink:type="simple" chart:class="chart:scatter" chart:style-name="ch1">
        <chart:legend chart:legend-position="end" svg:x="8.343cm" svg:y="4.171cm" style:legend-expansion="high" chart:style-name="ch2"/>
        <chart:plot-area chart:style-name="ch3" table:cell-range-address="Sheet1.A3:Sheet1.B12 Sheet1.B2:Sheet1.B2" chart:data-source-has-labels="row" svg:x="0.197cm" svg:y="0.179cm" svg:width="7.949cm" svg:height="8.61cm">
          <chartooo:coordinate-region svg:x="0.872cm" svg:y="0.392cm" svg:width="7.061cm" svg:height="7.7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3:Sheet1.A12</svg:desc>
                </draw:g>
              </table:table-cell>
              <table:table-cell office:value-type="float" office:value="10">
                <text:p>10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718cm" svg:height="8.796cm" xlink:href=".." xlink:type="simple" chart:class="chart:scatter" chart:style-name="ch1">
        <chart:legend chart:legend-position="end" svg:x="8.193cm" svg:y="4.085cm" style:legend-expansion="high" chart:style-name="ch2"/>
        <chart:plot-area chart:style-name="ch3" table:cell-range-address="Sheet1.C3:Sheet1.D12 Sheet1.D2:Sheet1.D2" chart:data-source-has-labels="row" svg:x="0.194cm" svg:y="0.175cm" svg:width="7.805cm" svg:height="8.446cm">
          <chartooo:coordinate-region svg:x="1.08cm" svg:y="0.389cm" svg:width="6.6cm" svg:height="7.5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2" chart:label-cell-address="Sheet1.D2:Sheet1.D2" chart:class="chart:scatter">
            <chart:domain table:cell-range-address="Sheet1.C3:Sheet1.C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Sheet1.C3:Sheet1.C12</svg:desc>
                </draw:g>
              </table:table-cell>
              <table:table-cell office:value-type="float" office:value="20">
                <text:p>20</text:p>
                <draw:g>
                  <svg:desc>Sheet1.D3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856cm" svg:height="8.469cm" xlink:href=".." xlink:type="simple" chart:class="chart:scatter" chart:style-name="ch1">
        <chart:legend chart:legend-position="end" svg:x="8.331cm" svg:y="3.921cm" style:legend-expansion="high" chart:style-name="ch2"/>
        <chart:plot-area chart:style-name="ch3" table:cell-range-address="Sheet1.E3:Sheet1.F12 Sheet1.F2:Sheet1.F2" chart:data-source-has-labels="row" svg:x="0.197cm" svg:y="0.169cm" svg:width="7.937cm" svg:height="8.131cm">
          <chartooo:coordinate-region svg:x="1.083cm" svg:y="0.382cm" svg:width="6.732cm" svg:height="7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3:Sheet1.F12" chart:label-cell-address="Sheet1.F2:Sheet1.F2" chart:class="chart:scatter">
            <chart:domain table:cell-range-address="Sheet1.E3:Sheet1.E12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y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E3:Sheet1.E12</svg:desc>
                </draw:g>
              </table:table-cell>
              <table:table-cell office:value-type="float" office:value="10">
                <text:p>10</text:p>
                <draw:g>
                  <svg:desc>Sheet1.F3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cm" svg:height="9cm" xlink:href=".." xlink:type="simple" chart:class="chart:scatter" chart:style-name="ch1">
        <chart:legend chart:legend-position="end" svg:x="9.775cm" svg:y="4.187cm" style:legend-expansion="high" chart:style-name="ch2"/>
        <chart:plot-area chart:style-name="ch3" table:cell-range-address="Sheet1.C16:Sheet1.D20 Sheet1.D15:Sheet1.D15" chart:data-source-has-labels="row" svg:x="0.226cm" svg:y="0.18cm" svg:width="9.323cm" svg:height="8.64cm">
          <chartooo:coordinate-region svg:x="0.498cm" svg:y="0.393cm" svg:width="8.838cm" svg:height="8.2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6:Sheet1.D20" chart:label-cell-address="Sheet1.D15:Sheet1.D15" chart:class="chart:scatter">
            <chart:domain table:cell-range-address="Sheet1.C16:Sheet1.C20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C16:Sheet1.C20</svg:desc>
                </draw:g>
              </table:table-cell>
              <table:table-cell office:value-type="float" office:value="8">
                <text:p>8</text:p>
                <draw:g>
                  <svg:desc>Sheet1.D16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87cm" svg:height="9cm" xlink:href=".." xlink:type="simple" chart:class="chart:scatter" chart:style-name="ch1">
        <chart:legend chart:legend-position="end" svg:x="9.862cm" svg:y="4.187cm" style:legend-expansion="high" chart:style-name="ch2"/>
        <chart:plot-area chart:style-name="ch3" table:cell-range-address="Sheet1.G22:Sheet1.H26 Sheet1.H21:Sheet1.H21" chart:data-source-has-labels="row" svg:x="0.227cm" svg:y="0.18cm" svg:width="9.408cm" svg:height="8.64cm">
          <chartooo:coordinate-region svg:x="0.499cm" svg:y="0.393cm" svg:width="8.923cm" svg:height="8.2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2:Sheet1.H26" chart:label-cell-address="Sheet1.H21:Sheet1.H21" chart:class="chart:scatter">
            <chart:domain table:cell-range-address="Sheet1.G22:Sheet1.G2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y</text:p>
                <draw:g>
                  <svg:desc>Sheet1.H21:Sheet1.H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4">
                <text:p>-24</text:p>
                <draw:g>
                  <svg:desc>Sheet1.G22:Sheet1.G26</svg:desc>
                </draw:g>
              </table:table-cell>
              <table:table-cell office:value-type="float" office:value="-94">
                <text:p>-94</text:p>
                <draw:g>
                  <svg:desc>Sheet1.H22:Sheet1.H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4">
                <text:p>-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">
                <text:p>-24</text:p>
              </table:table-cell>
              <table:table-cell office:value-type="float" office:value="-94">
                <text:p>-9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75cm" svg:height="9cm" xlink:href=".." xlink:type="simple" chart:class="chart:scatter" chart:style-name="ch1">
        <chart:legend chart:legend-position="end" svg:x="7.225cm" svg:y="4.187cm" style:legend-expansion="high" chart:style-name="ch2"/>
        <chart:plot-area chart:style-name="ch3" table:cell-range-address="Sheet1.C22:Sheet1.D27 Sheet1.D21:Sheet1.D21" chart:data-source-has-labels="row" svg:x="0.175cm" svg:y="0.18cm" svg:width="6.875cm" svg:height="8.64cm">
          <chartooo:coordinate-region svg:x="0.447cm" svg:y="0.393cm" svg:width="6.39cm" svg:height="8.2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2:Sheet1.D27" chart:label-cell-address="Sheet1.D21:Sheet1.D21" chart:class="chart:scatter">
            <chart:domain table:cell-range-address="Sheet1.C22:Sheet1.C2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</text:p>
                <draw:g>
                  <svg:desc>Sheet1.D21:Sheet1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heet1.C22:Sheet1.C27</svg:desc>
                </draw:g>
              </table:table-cell>
              <table:table-cell office:value-type="float" office:value="6">
                <text:p>6</text:p>
                <draw:g>
                  <svg:desc>Sheet1.D22:Sheet1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468cm" svg:height="9cm" xlink:href=".." xlink:type="simple" chart:class="chart:scatter" chart:style-name="ch1">
        <chart:legend chart:legend-position="end" svg:x="5.943cm" svg:y="4.187cm" style:legend-expansion="high" chart:style-name="ch2"/>
        <chart:plot-area chart:style-name="ch3" table:cell-range-address="Sheet1.A21:Sheet1.B27" chart:data-source-has-labels="row" svg:x="0.149cm" svg:y="0.18cm" svg:width="5.645cm" svg:height="8.64cm">
          <chartooo:coordinate-region svg:x="0.316cm" svg:y="0.393cm" svg:width="5.37cm" svg:height="8.2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2:Sheet1.B27" chart:label-cell-address="Sheet1.B21:Sheet1.B21" chart:class="chart:scatter">
            <chart:domain table:cell-range-address="Sheet1.A22:Sheet1.A2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21:Sheet1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  <draw:g>
                  <svg:desc>Sheet1.A22:Sheet1.A27</svg:desc>
                </draw:g>
              </table:table-cell>
              <table:table-cell office:value-type="float" office:value="6">
                <text:p>6</text:p>
                <draw:g>
                  <svg:desc>Sheet1.B22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">
                <text:p>-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